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9.62mm" svg:height="149.61mm" svg:x="114.8mm" svg:y="1.53mm">
            <loext:p draw:notify-on-update-of-ranges="Sheet1.B2:Sheet1.B6 Sheet1.C2:Sheet1.C6 Sheet1.D1:Sheet1.D1 Sheet1.D2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ラベル</text:p>
          </table:table-cell>
          <table:table-cell table:style-name="ce1" office:value-type="string" calcext:value-type="string">
            <text:p>Re[Z]</text:p>
          </table:table-cell>
          <table:table-cell table:style-name="ce1" office:value-type="string" calcext:value-type="string">
            <text:p>Im[Z]</text:p>
          </table:table-cell>
        </table:table-row>
        <table:table-row table:style-name="ro1">
          <table:table-cell office:value-type="string" calcext:value-type="string">
            <text:p>z1</text:p>
          </table:table-cell>
          <table:table-cell table:formula="of:=[.A2] &amp; &quot; = &quot;&amp;ROUND([.C2];2)&amp;&quot; + &quot;&amp;ROUND([.D2];2)&amp;&quot; j&quot;" office:value-type="string" office:string-value="z1 = 0 + 0 j" calcext:value-type="string">
            <text:p>z1 = 0 + 0 j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 table:formula="of:=[.A3] &amp; &quot; = &quot;&amp;ROUND([.C3];2)&amp;&quot; + &quot;&amp;ROUND([.D3];2)&amp;&quot; j&quot;" office:value-type="string" office:string-value="z2 = 0 + 0 j" calcext:value-type="string">
            <text:p>z2 = 0 + 0 j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3</text:p>
          </table:table-cell>
          <table:table-cell table:formula="of:=[.A4] &amp; &quot; = &quot;&amp;ROUND([.C4];2)&amp;&quot; + &quot;&amp;ROUND([.D4];2)&amp;&quot; j&quot;" office:value-type="string" office:string-value="z3 = 0 + 0 j" calcext:value-type="string">
            <text:p>z3 = 0 + 0 j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4</text:p>
          </table:table-cell>
          <table:table-cell table:formula="of:=[.A5] &amp; &quot; = &quot;&amp;ROUND([.C5];2)&amp;&quot; + &quot;&amp;ROUND([.D5];2)&amp;&quot; j&quot;" office:value-type="string" office:string-value="z4 = 0 + 0 j" calcext:value-type="string">
            <text:p>z4 = 0 + 0 j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5</text:p>
          </table:table-cell>
          <table:table-cell table:formula="of:=[.A6] &amp; &quot; = &quot;&amp;ROUND([.C6];2)&amp;&quot; + &quot;&amp;ROUND([.D6];2)&amp;&quot; j&quot;" office:value-type="string" office:string-value="z5 = 0 + 0 j" calcext:value-type="string">
            <text:p>z5 = 0 + 0 j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00/00/00</text:date>, <text:time style:data-style-name="N2" text:time-value="15:56:12.05845581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5-27T15:59:50.773536758</dc:date>
    <meta:editing-duration>PT24M6S</meta:editing-duration>
    <meta:editing-cycles>7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>
        <chart:symbol-image/>
      </style:chart-properties>
    </style:style>
    <style:style style:name="ch3" style:family="chart" style:data-style-name="N0">
      <style:chart-properties chart:display-label="true" chart:logarithmic="false" chart:minimum="-3" chart:maximum="3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963cm" svg:height="14.962cm" xlink:href=".." xlink:type="simple" chart:class="chart:scatter" chart:style-name="ch1">
        <chart:plot-area chart:style-name="ch2" table:cell-range-address="Sheet1.B2:Sheet1.D6 Sheet1.D1:Sheet1.D1" chart:data-source-has-labels="both" svg:x="0.339cm" svg:y="0.299cm" svg:width="16.285cm" svg:height="14.364cm">
          <chartooo:coordinate-region svg:x="0.485cm" svg:y="0.498cm" svg:width="16.045cm" svg:height="13.966cm"/>
          <chart:axis chart:dimension="x" chart:name="primary-x" chart:style-name="ch3" chartooo:axis-type="auto">
            <chart:categories table:cell-range-address="Sheet1.B2:Sheet1.B6"/>
          </chart:axis>
          <chart:axis chart:dimension="x" chart:name="secondary-x" chart:style-name="ch4"/>
          <chart:axis chart:dimension="y" chart:name="primary-y" chart:style-name="ch3"/>
          <chart:axis chart:dimension="y" chart:name="secondary-y" chart:style-name="ch4"/>
          <chart:series chart:attached-axis="primary-y" chart:style-name="ch5" chart:values-cell-range-address="Sheet1.D2:Sheet1.D6" chart:label-cell-address="Sheet1.D1:Sheet1.D1" chart:class="chart:scatter">
            <chart:domain table:cell-range-address="Sheet1.C2:Sheet1.C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Im[Z]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1 = 0 + 0 j</text:p>
                <draw:g>
                  <svg:desc>Sheet1.B2:Sheet1.B6</svg:desc>
                </draw:g>
              </table:table-cell>
              <table:table-cell office:value-type="float" office:value="0">
                <text:p>0</text:p>
                <draw:g>
                  <svg:desc>Sheet1.C2:Sheet1.C6</svg:desc>
                </draw:g>
              </table:table-cell>
              <table:table-cell office:value-type="float" office:value="0">
                <text:p>0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z2 = 0 + 0 j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3 = 0 + 0 j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4 = 0 + 0 j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5 = 0 + 0 j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